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bb04" officeooo:paragraph-rsid="001a8e2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paragraph-rsid="001a8e20" style:font-size-asian="12pt" style:font-size-complex="12pt"/>
    </style:style>
    <style:style style:name="P3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bold" officeooo:rsid="001c6425" officeooo:paragraph-rsid="001c6425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bold" officeooo:paragraph-rsid="001a8e20"/>
    </style:style>
    <style:style style:name="P5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bold" officeooo:paragraph-rsid="001c6425" style:font-weight-asian="bold" style:font-weight-complex="bold"/>
    </style:style>
    <style:style style:name="P6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normal" officeooo:rsid="001a8e20" officeooo:paragraph-rsid="001a8e20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normal" officeooo:rsid="001c6425" officeooo:paragraph-rsid="001c6425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normal" officeooo:paragraph-rsid="001a8e20"/>
    </style:style>
    <style:style style:name="P9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normal" officeooo:rsid="001a8e20" officeooo:paragraph-rsid="001a8e20"/>
    </style:style>
    <style:style style:name="P10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normal" officeooo:rsid="001a8e20" officeooo:paragraph-rsid="001a8e20" style:font-weight-asian="normal" style:font-weight-complex="normal"/>
    </style:style>
    <style:style style:name="P11" style:family="paragraph" style:parent-style-name="Table_20_Contents">
      <style:paragraph-properties style:line-height-at-least="0.529cm" fo:text-align="start" style:justify-single-word="false"/>
      <style:text-properties style:font-name="ui-monospace" fo:font-size="12pt" fo:font-weight="normal" officeooo:rsid="001c6425" officeooo:paragraph-rsid="001c6425" style:font-weight-asian="normal" style:font-weight-complex="normal"/>
    </style:style>
    <style:style style:name="T1" style:family="text">
      <style:text-properties fo:font-variant="normal" fo:text-transform="none" fo:color="#24292f" style:font-name="ui-monospace" fo:font-size="12pt" fo:letter-spacing="normal" fo:font-style="normal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24292f" style:font-name="ui-monospace" fo:letter-spacing="normal" fo:font-style="normal" style:font-weight-asian="bold" style:font-weight-complex="bold"/>
    </style:style>
    <style:style style:name="T3" style:family="text">
      <style:text-properties fo:font-variant="normal" fo:text-transform="none" fo:color="#24292f" fo:font-size="9pt" fo:letter-spacing="normal" fo:font-style="normal"/>
    </style:style>
    <style:style style:name="T4" style:family="text">
      <style:text-properties fo:font-variant="normal" fo:text-transform="none" fo:color="#24292f" fo:font-size="9pt" fo:letter-spacing="normal" fo:font-style="normal" fo:font-weight="normal"/>
    </style:style>
    <style:style style:name="T5" style:family="text">
      <style:text-properties fo:font-variant="normal" fo:text-transform="none" fo:color="#24292f" fo:font-size="9pt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24292f" fo:font-size="9pt" fo:letter-spacing="normal" fo:font-style="normal" style:font-size-asian="12pt" style:font-size-complex="12pt"/>
    </style:style>
    <style:style style:name="T7" style:family="text">
      <style:text-properties fo:font-variant="normal" fo:text-transform="none" fo:color="#24292f" fo:letter-spacing="normal" fo:font-style="normal"/>
    </style:style>
    <style:style style:name="T8" style:family="text">
      <style:text-properties fo:font-variant="normal" fo:text-transform="none" fo:color="#24292f" fo:letter-spacing="normal" fo:font-style="normal" style:font-size-asian="12pt" style:font-size-complex="12pt"/>
    </style:style>
    <style:style style:name="T9" style:family="text">
      <style:text-properties fo:font-variant="normal" fo:text-transform="none" fo:color="#24292f" fo:letter-spacing="normal" fo:font-style="normal" officeooo:rsid="001c6425" style:font-size-asian="12pt" style:font-size-complex="12pt"/>
    </style:style>
    <style:style style:name="T10" style:family="text">
      <style:text-properties fo:font-variant="normal" fo:text-transform="none" fo:color="#24292f" fo:letter-spacing="normal" fo:font-style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4292f" fo:letter-spacing="normal" fo:font-style="normal" officeooo:rsid="001c642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4292f" fo:letter-spacing="normal" fo:font-style="normal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4292f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officeooo:rsid="001a8e20" style:font-size-asian="14pt" style:font-weight-asian="bold" style:font-size-complex="14pt" style:font-weight-complex="bold"/>
    </style:style>
    <style:style style:name="T15" style:family="text">
      <style:text-properties fo:font-weight="bold" officeooo:rsid="001a8e20" style:font-size-asian="12pt" style:font-weight-asian="bold" style:font-size-complex="12pt" style:font-weight-complex="bold"/>
    </style:style>
    <style:style style:name="T16" style:family="text">
      <style:text-properties officeooo:rsid="001a8e20" style:font-weight-asian="bold" style:font-weight-complex="bold"/>
    </style:style>
    <style:style style:name="T17" style:family="text">
      <style:text-properties officeooo:rsid="001a8e20" style:font-size-asian="12pt" style:font-weight-asian="normal" style:font-size-complex="12pt" style:font-weight-complex="normal"/>
    </style:style>
    <style:style style:name="T18" style:family="text">
      <style:text-properties officeooo:rsid="001a8e20" style:font-size-asian="12pt" style:font-weight-asian="bold" style:font-size-complex="12pt" style:font-weight-complex="bold"/>
    </style:style>
    <style:style style:name="T19" style:family="text">
      <style:text-properties officeooo:rsid="001c64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QUERY ASSIGNMENT_<text:span text:style-name="T19">2 </text:span>SOLUTION</text:p>
      <text:p text:style-name="P1"/>
      <text:p text:style-name="P2"><text:span text:style-name="T16">1- </text:span><text:span text:style-name="T2">Find out the number of documentaries with deleted scenes.</text:span></text:p>
      <text:p text:style-name="P6">Ans - </text:p>
      <text:p text:style-name="P6">SELECT COUNT(*)</text:p>
      <text:p text:style-name="P6">FROM film,film_category,category</text:p>
      <text:p text:style-name="P6">WHERE film.film_id=film_category.film_id AND film_category.category_id=category.category_id</text:p>
      <text:p text:style-name="P6">AND name='Documentary' AND special_features='Deleted Scenes';</text:p>
      <text:p text:style-name="P6"/>
      <text:p text:style-name="P8"><text:span text:style-name="T15">2-</text:span><text:span text:style-name="T17"> </text:span><text:span text:style-name="T13">Find out the number of sci-fi movies rented by the store managed by Jon Stephens.</text:span></text:p>
      <text:p text:style-name="P9"><text:span text:style-name="T10">Ans-</text:span><text:span text:style-name="T13"> </text:span></text:p>
      <text:p text:style-name="P6">SELECT count(DISTINCT i.film_id)</text:p>
      <text:p text:style-name="P6">FROM <text:s/>rental AS r,inventory AS i,category AS c,</text:p>
      <text:p text:style-name="P6">film AS f,store,film_category AS fc,staff AS s,payment AS p</text:p>
      <text:p text:style-name="P6">WHERE r.inventory_id=i.inventory_id AND i.store_id=store.store_id</text:p>
      <text:p text:style-name="P6">AND store.manager_staff_id=s.staff_id</text:p>
      <text:p text:style-name="P6">AND s.first_name='Jon' AND last_name='Stephens'</text:p>
      <text:p text:style-name="P6">AND (i.film_id=f.film_id) AND (f.film_id=fc.film_id) AND (fc.category_id=c.category_id) AND c.name='sci-fi';</text:p>
      <text:p text:style-name="P6"/>
      <text:p text:style-name="P4"><text:span text:style-name="T18">3- </text:span><text:span text:style-name="T12">Find out the total sales from Animation movies</text:span></text:p>
      <text:p text:style-name="P10"><text:span text:style-name="T8">Ans- </text:span></text:p>
      <text:p text:style-name="P10"><text:span text:style-name="T8">SELECT total_sales</text:span></text:p>
      <text:p text:style-name="P10"><text:span text:style-name="T8">FROM sales_by_film_category</text:span></text:p>
      <text:p text:style-name="P10"><text:span text:style-name="T8">WHERE category='Animation';</text:span></text:p>
      <text:p text:style-name="P10"><text:span text:style-name="T8"/></text:p>
      <text:p text:style-name="P5"><text:span text:style-name="T9">4- </text:span><text:span text:style-name="T8">Find out the top 3 rented category of movies by “PATRICIA JOHNSON”.</text:span></text:p>
      <text:p text:style-name="P11"><text:span text:style-name="T8">Ans -</text:span></text:p>
      <text:p text:style-name="P7">select name from category,customer,rental,inventory,film,film_category where rental.customer_id=(select customer_id from customer where first_name='PATRICIA' and last_name='JOHNSON') and rental.inventory_id=inventory.inventory_id and inventory.film_id=film.film_id and film.film_id=film_category.film_id and film_category.category_id=category.category_id group by name order by count(*) desc limit 3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"><text:span text:style-name="T7">5. Find out the number of R rated movies rented by “SUSAN WILSON”.</text:span></text:p>
      <text:p text:style-name="P7">Ans-</text:p>
      <text:p text:style-name="P7">SELECT name</text:p>
      <text:p text:style-name="P7">FROM category,customer,rental,inventory,film,film_category</text:p>
      <text:p text:style-name="P7">WHERE rental.customer_id=(SELECT customer_id FROM customer WHERE first_name='PATRICIA' AND last_name='JOHNSON')</text:p>
      <text:p text:style-name="P7">AND rental.inventory_id=inventory.inventory_id and inventory.film_id=film.film_id</text:p>
      <text:p text:style-name="P7">AND film.film_id=film_category.film_id AND film_category.category_id=category.category_id </text:p>
      <text:p text:style-name="P7">GROUP BY name </text:p>
      <text:p text:style-name="P7">ORDER BY count(*) DESC LIMIT 3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6:16:11.198442047</meta:creation-date>
    <dc:date>2022-05-31T16:34:35.627233983</dc:date>
    <meta:editing-duration>PT8M14S</meta:editing-duration>
    <meta:editing-cycles>1</meta:editing-cycles>
    <meta:document-statistic meta:table-count="0" meta:image-count="0" meta:object-count="0" meta:page-count="2" meta:paragraph-count="33" meta:word-count="189" meta:character-count="1847" meta:non-whitespace-character-count="1685"/>
    <meta:generator>LibreOffice/6.4.7.2$Linux_X86_64 LibreOffice_project/40$Build-2</meta:generator>
  </office:meta>
</office:document-meta>
</file>